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4pt" officeooo:rsid="000b339a" officeooo:paragraph-rsid="000b339a" style:font-size-asian="12.25pt" style:font-size-complex="14pt"/>
    </style:style>
    <style:style style:name="P2" style:family="paragraph" style:parent-style-name="Preformatted_20_Text">
      <style:text-properties fo:color="#ce181e" fo:font-size="15pt" officeooo:rsid="000b339a" officeooo:paragraph-rsid="000b339a" style:font-size-asian="13.1000003814697pt" style:font-size-complex="15pt"/>
    </style:style>
    <style:style style:name="P3" style:family="paragraph" style:parent-style-name="Preformatted_20_Text">
      <style:text-properties fo:color="#ce181e" fo:font-size="15pt" officeooo:rsid="000bb628" officeooo:paragraph-rsid="000bb628" style:font-size-asian="13.1000003814697pt" style:font-size-complex="15pt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bold"/>
    </style:style>
    <style:style style:name="T2" style:family="text">
      <style:text-properties fo:color="#8ae234" fo:font-weight="bold"/>
    </style:style>
    <style:style style:name="T3" style:family="text">
      <style:text-properties fo:color="#729fcf" fo:font-weight="bold"/>
    </style:style>
    <style:style style:name="T4" style:family="text">
      <style:text-properties fo:color="#4e9a06"/>
    </style:style>
    <style:style style:name="T5" style:family="text">
      <style:text-properties fo:color="#c4a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2"><text:span text:style-name="T1">How to open .php file without installing lamp/xampp/wampp </text:span></text:p>
      <text:p text:style-name="P2"><text:span text:style-name="T1"/></text:p>
      <text:p text:style-name="P2"><text:span text:style-name="T1"/></text:p>
      <text:p text:style-name="P3"><text:span text:style-name="T1">1 first paste your project folder inside that folder and then try refrence for check inside</text:span></text:p>
      <text:p text:style-name="P3"><text:span text:style-name="T1">check /var/www/html/staffs$ </text:span></text:p>
      <text:p text:style-name="P3"><text:span text:style-name="T1">try on localhost</text:span></text:p>
      <text:p text:style-name="P3"><text:span text:style-name="T1"/></text:p>
      <text:p text:style-name="P3"><text:a xlink:type="simple" xlink:href="http://localhost/staffs/index.php" text:style-name="Internet_20_link" text:visited-style-name="Visited_20_Internet_20_Link"><text:span text:style-name="T1">http://localhost/staffs/index.php</text:span></text:a></text:p>
      <text:p text:style-name="P3"><text:span text:style-name="T1"/></text:p>
      <text:p text:style-name="P3"><text:span text:style-name="T1">2</text:span></text:p>
      <text:p text:style-name="P1"><text:span text:style-name="T2"/></text:p>
      <text:p text:style-name="Preformatted_20_Text"><text:span text:style-name="T2"/></text:p>
      <text:p text:style-name="Preformatted_20_Text"><text:span text:style-name="T2">darkness-manish@darknessmanish-HP-Laptop-15-bs1xx</text:span>:<text:span text:style-name="T3">~/Projects/canumallentech/Download/yordc-20191104T173108Z-001/yordc/yorsdc-master</text:span>$ php -s localhost:80</text:p>
      <text:p text:style-name="Preformatted_20_Text">Could not open input file: localhost:80</text:p>
      <text:p text:style-name="Preformatted_20_Text"><text:span text:style-name="T2">darkness-manish@darknessmanish-HP-Laptop-15-bs1xx</text:span>:<text:span text:style-name="T3">~/Projects/canumallentech/Download/yordc-20191104T173108Z-001/yordc/yorsdc-master</text:span>$ php -S localhost:80</text:p>
      <text:p text:style-name="Preformatted_20_Text">[Tue Nov 12 16:38:32 2019] Failed to listen on localhost:80 (reason: Permission denied)</text:p>
      <text:p text:style-name="Preformatted_20_Text"><text:span text:style-name="T2">darkness-manish@darknessmanish-HP-Laptop-15-bs1xx</text:span>:<text:span text:style-name="T3">~/Projects/canumallentech/Download/yordc-20191104T173108Z-001/yordc/yorsdc-master</text:span>$ php -S localhost:8080</text:p>
      <text:p text:style-name="Preformatted_20_Text">PHP 7.2.24-0ubuntu0.18.04.1 Development Server started at Tue Nov 12 16:38:54 2019</text:p>
      <text:p text:style-name="Preformatted_20_Text">Listening on http://localhost:8080</text:p>
      <text:p text:style-name="Preformatted_20_Text">Document root is /home/darkness-manish/Projects/canumallentech/Download/yordc-20191104T173108Z-001/yordc/yorsdc-master</text:p>
      <text:p text:style-name="Preformatted_20_Text">Press Ctrl-C to quit.</text:p>
      <text:p text:style-name="Preformatted_20_Text">[Tue Nov 12 16:39:36 2019] <text:span text:style-name="T4">127.0.0.1:49902 [200]: /</text:span></text:p>
      <text:p text:style-name="Preformatted_20_Text">[Tue Nov 12 16:39:36 2019] <text:span text:style-name="T4">127.0.0.1:49904 [200]: /css/bootstrap.min.css</text:span></text:p>
      <text:p text:style-name="Preformatted_20_Text">[Tue Nov 12 16:39:36 2019] <text:span text:style-name="T4">127.0.0.1:49906 [200]: /css/font-awesome.min.css</text:span></text:p>
      <text:p text:style-name="Preformatted_20_Text">[Tue Nov 12 16:39:36 2019] <text:span text:style-name="T4">127.0.0.1:49908 [200]: /css/elegant-fonts.css</text:span></text:p>
      <text:p text:style-name="Preformatted_20_Text">[Tue Nov 12 16:39:36 2019] <text:span text:style-name="T4">127.0.0.1:49910 [200]: /css/themify-icons.css</text:span></text:p>
      <text:p text:style-name="Preformatted_20_Text">[Tue Nov 12 16:39:36 2019] <text:span text:style-name="T4">127.0.0.1:49912 [200]: /css/swiper.min.css</text:span></text:p>
      <text:p text:style-name="Preformatted_20_Text">[Tue Nov 12 16:39:36 2019] <text:span text:style-name="T4">127.0.0.1:49922 [200]: /css/style.css</text:span></text:p>
      <text:p text:style-name="Preformatted_20_Text">[Tue Nov 12 16:39:37 2019] <text:span text:style-name="T4">127.0.0.1:49924 [200]: /js/jquery.js</text:span></text:p>
      <text:p text:style-name="Preformatted_20_Text">[Tue Nov 12 16:39:37 2019] <text:span text:style-name="T4">127.0.0.1:49926 [200]: /js/swiper.min.js</text:span></text:p>
      <text:p text:style-name="Preformatted_20_Text">[Tue Nov 12 16:39:37 2019] <text:span text:style-name="T4">127.0.0.1:49928 [200]: /js/masonry.pkgd.min.js</text:span></text:p>
      <text:p text:style-name="Preformatted_20_Text">[Tue Nov 12 16:39:37 2019] <text:span text:style-name="T4">127.0.0.1:49930 [200]: /js/jquery.collapsible.min.js</text:span></text:p>
      <text:p text:style-name="Preformatted_20_Text">[Tue Nov 12 16:39:37 2019] <text:span text:style-name="T4">127.0.0.1:49932 [200]: /js/custom.js</text:span></text:p>
      <text:p text:style-name="Preformatted_20_Text">[Tue Nov 12 16:39:37 2019] <text:span text:style-name="T4">127.0.0.1:49934 [200]: /images/logo-new.png</text:span></text:p>
      <text:p text:style-name="Preformatted_20_Text">[Tue Nov 12 16:39:37 2019] <text:span text:style-name="T4">127.0.0.1:49936 [200]: /images/about.jpg</text:span></text:p>
      <text:p text:style-name="Preformatted_20_Text">[Tue Nov 12 16:39:37 2019] <text:span text:style-name="T4">127.0.0.1:49938 [200]: /images/1.jpg</text:span></text:p>
      <text:p text:style-name="Preformatted_20_Text">[Tue Nov 12 16:39:37 2019] <text:span text:style-name="T4">127.0.0.1:49940 [200]: /images/2.jpg</text:span></text:p>
      <text:p text:style-name="Preformatted_20_Text">[Tue Nov 12 16:39:37 2019] <text:span text:style-name="T4">127.0.0.1:49942 [200]: /images/hero-bg.jpg</text:span></text:p>
      <text:p text:style-name="Preformatted_20_Text">[Tue Nov 12 16:39:37 2019] <text:span text:style-name="T4">127.0.0.1:49946 [200]: /fonts/themify.woff?-fvbane</text:span></text:p>
      <text:p text:style-name="Preformatted_20_Text">[Tue Nov 12 16:39:37 2019] <text:span text:style-name="T4">127.0.0.1:49948 [200]: /fonts/fontawesome-webfont.woff2?v=4.7.0</text:span></text:p>
      <text:p text:style-name="Preformatted_20_Text">[Tue Nov 12 16:39:37 2019] <text:span text:style-name="T5">127.0.0.1:49950 [404]: /favicon.ico - No such file or directory</text:span></text:p>
      <text:p text:style-name="Preformatted_20_Text">[Tue Nov 12 16:39:42 2019] <text:span text:style-name="T4">127.0.0.1:49960 [200]: /index.php</text:span></text:p>
      <text:p text:style-name="Preformatted_20_Text">[Tue Nov 12 16:39:42 2019] <text:span text:style-name="T4">127.0.0.1:49964 [200]: /css/font-awesome.min.css</text:span></text:p>
      <text:p text:style-name="Preformatted_20_Text">[Tue Nov 12 16:39:42 2019] <text:span text:style-name="T4">127.0.0.1:49966 [200]: /css/themify-icons.css</text:span></text:p>
      <text:p text:style-name="Preformatted_20_Text">[Tue Nov 12 16:39:42 2019] <text:span text:style-name="T4">127.0.0.1:49968 [200]: /css/swiper.min.css</text:span></text:p>
      <text:p text:style-name="Preformatted_20_Text">[Tue Nov 12 16:39:42 2019] <text:span text:style-name="T4">127.0.0.1:49970 [200]: /css/style.css</text:span></text:p>
      <text:p text:style-name="Preformatted_20_Text"><text:soft-page-break/>[Tue Nov 12 16:39:42 2019] <text:span text:style-name="T4">127.0.0.1:49974 [200]: /js/jquery.js</text:span></text:p>
      <text:p text:style-name="Preformatted_20_Text">[Tue Nov 12 16:39:42 2019] <text:span text:style-name="T4">127.0.0.1:49972 [200]: /js/swiper.min.js</text:span></text:p>
      <text:p text:style-name="Preformatted_20_Text">[Tue Nov 12 16:39:42 2019] <text:span text:style-name="T4">127.0.0.1:49976 [200]: /js/masonry.pkgd.min.js</text:span></text:p>
      <text:p text:style-name="Preformatted_20_Text">[Tue Nov 12 16:39:42 2019] <text:span text:style-name="T4">127.0.0.1:49980 [200]: /js/jquery.collapsible.min.js</text:span></text:p>
      <text:p text:style-name="Preformatted_20_Text">[Tue Nov 12 16:39:42 2019] <text:span text:style-name="T4">127.0.0.1:49978 [200]: /css/bootstrap.min.css</text:span></text:p>
      <text:p text:style-name="Preformatted_20_Text">[Tue Nov 12 16:39:42 2019] <text:span text:style-name="T4">127.0.0.1:49982 [200]: /js/custom.js</text:span></text:p>
      <text:p text:style-name="Preformatted_20_Text">[Tue Nov 12 16:39:42 2019] <text:span text:style-name="T4">127.0.0.1:49984 [200]: /css/elegant-fonts.css</text:span></text:p>
      <text:p text:style-name="Preformatted_20_Text">[Tue Nov 12 16:39:43 2019] <text:span text:style-name="T4">127.0.0.1:49986 [200]: /images/logo-new.png</text:span></text:p>
      <text:p text:style-name="Preformatted_20_Text">[Tue Nov 12 16:39:43 2019] <text:span text:style-name="T4">127.0.0.1:49988 [200]: /images/about.jpg</text:span></text:p>
      <text:p text:style-name="Preformatted_20_Text">[Tue Nov 12 16:39:43 2019] <text:span text:style-name="T4">127.0.0.1:49990 [200]: /images/1.jpg</text:span></text:p>
      <text:p text:style-name="Preformatted_20_Text">[Tue Nov 12 16:39:43 2019] <text:span text:style-name="T4">127.0.0.1:49992 [200]: /images/2.jpg</text:span></text:p>
      <text:p text:style-name="Preformatted_20_Text">[Tue Nov 12 16:39:43 2019] <text:span text:style-name="T4">127.0.0.1:49994 [200]: /images/hero-bg.jpg</text:span></text:p>
      <text:p text:style-name="Preformatted_20_Text">[Tue Nov 12 16:39:45 2019] <text:span text:style-name="T4">127.0.0.1:49996 [200]: /about.php</text:span></text:p>
      <text:p text:style-name="Preformatted_20_Text">[Tue Nov 12 16:39:45 2019] <text:span text:style-name="T4">127.0.0.1:49998 [200]: /courses.php</text:span></text:p>
      <text:p text:style-name="Preformatted_20_Text">[Tue Nov 12 16:39:45 2019] <text:span text:style-name="T4">127.0.0.1:50000 [200]: /images/3.jpg</text:span></text:p>
      <text:p text:style-name="Preformatted_20_Text">[Tue Nov 12 16:39:45 2019] <text:span text:style-name="T4">127.0.0.1:50002 [200]: /images/4.jpg</text:span></text:p>
      <text:p text:style-name="Preformatted_20_Text">[Tue Nov 12 16:39:45 2019] <text:span text:style-name="T4">127.0.0.1:50004 [200]: /css/font-awesome.min.css</text:span></text:p>
      <text:p text:style-name="Preformatted_20_Text">[Tue Nov 12 16:39:45 2019] <text:span text:style-name="T4">127.0.0.1:50006 [200]: /css/bootstrap.min.css</text:span></text:p>
      <text:p text:style-name="Preformatted_20_Text">[Tue Nov 12 16:39:45 2019] <text:span text:style-name="T4">127.0.0.1:50008 [200]: /css/themify-icons.css</text:span></text:p>
      <text:p text:style-name="Preformatted_20_Text">[Tue Nov 12 16:39:45 2019] <text:span text:style-name="T4">127.0.0.1:50010 [200]: /css/elegant-fonts.css</text:span></text:p>
      <text:p text:style-name="Preformatted_20_Text">[Tue Nov 12 16:39:45 2019] <text:span text:style-name="T4">127.0.0.1:50012 [200]: /css/swiper.min.css</text:span></text:p>
      <text:p text:style-name="Preformatted_20_Text">[Tue Nov 12 16:39:45 2019] <text:span text:style-name="T4">127.0.0.1:50014 [200]: /css/style.css</text:span></text:p>
      <text:p text:style-name="Preformatted_20_Text">[Tue Nov 12 16:39:45 2019] <text:span text:style-name="T4">127.0.0.1:50016 [200]: /js/jquery.js</text:span></text:p>
      <text:p text:style-name="Preformatted_20_Text">[Tue Nov 12 16:39:45 2019] <text:span text:style-name="T4">127.0.0.1:50018 [200]: /js/swiper.min.js</text:span></text:p>
      <text:p text:style-name="Preformatted_20_Text">[Tue Nov 12 16:39:45 2019] <text:span text:style-name="T4">127.0.0.1:50020 [200]: /js/masonry.pkgd.min.js</text:span></text:p>
      <text:p text:style-name="Preformatted_20_Text">[Tue Nov 12 16:39:45 2019] <text:span text:style-name="T4">127.0.0.1:50022 [200]: /js/jquery.collapsible.min.js</text:span></text:p>
      <text:p text:style-name="Preformatted_20_Text">[Tue Nov 12 16:39:45 2019] <text:span text:style-name="T4">127.0.0.1:50024 [200]: /js/custom.js</text:span></text:p>
      <text:p text:style-name="Preformatted_20_Text">[Tue Nov 12 16:39:45 2019] <text:span text:style-name="T4">127.0.0.1:50026 [200]: /images/5.jpg</text:span></text:p>
      <text:p text:style-name="Preformatted_20_Text">[Tue Nov 12 16:39:45 2019] <text:span text:style-name="T4">127.0.0.1:50028 [200]: /images/6.jpg</text:span></text:p>
      <text:p text:style-name="Preformatted_20_Text">[Tue Nov 12 16:39:45 2019] <text:span text:style-name="T4">127.0.0.1:50030 [200]: /images/logo-new.png</text:span></text:p>
      <text:p text:style-name="Preformatted_20_Text">[Tue Nov 12 16:39:45 2019] <text:span text:style-name="T4">127.0.0.1:50032 [200]: /images/1.jpg</text:span></text:p>
      <text:p text:style-name="Preformatted_20_Text">[Tue Nov 12 16:39:45 2019] <text:span text:style-name="T4">127.0.0.1:50034 [200]: /images/2.jpg</text:span></text:p>
      <text:p text:style-name="Preformatted_20_Text">[Tue Nov 12 16:39:45 2019] <text:span text:style-name="T4">127.0.0.1:50036 [200]: /images/courses-header.jpg</text:span></text:p>
      <text:p text:style-name="Preformatted_20_Text">[Tue Nov 12 16:39:47 2019] <text:span text:style-name="T4">127.0.0.1:50038 [200]: /contact.php</text:span></text:p>
      <text:p text:style-name="Preformatted_20_Text">[Tue Nov 12 16:39:47 2019] <text:span text:style-name="T4">127.0.0.1:50046 [200]: /css/bootstrap.min.css</text:span></text:p>
      <text:p text:style-name="Preformatted_20_Text">[Tue Nov 12 16:39:47 2019] <text:span text:style-name="T4">127.0.0.1:50048 [200]: /css/font-awesome.min.css</text:span></text:p>
      <text:p text:style-name="Preformatted_20_Text">[Tue Nov 12 16:39:47 2019] <text:span text:style-name="T4">127.0.0.1:50050 [200]: /css/elegant-fonts.css</text:span></text:p>
      <text:p text:style-name="Preformatted_20_Text">[Tue Nov 12 16:39:47 2019] <text:span text:style-name="T4">127.0.0.1:50052 [200]: /css/themify-icons.css</text:span></text:p>
      <text:p text:style-name="Preformatted_20_Text">[Tue Nov 12 16:39:47 2019] <text:span text:style-name="T4">127.0.0.1:50056 [200]: /css/swiper.min.css</text:span></text:p>
      <text:p text:style-name="Preformatted_20_Text">[Tue Nov 12 16:39:47 2019] <text:span text:style-name="T4">127.0.0.1:50054 [200]: /css/contact.css</text:span></text:p>
      <text:p text:style-name="Preformatted_20_Text">[Tue Nov 12 16:39:47 2019] <text:span text:style-name="T4">127.0.0.1:50060 [200]: /js/swiper.min.js</text:span></text:p>
      <text:p text:style-name="Preformatted_20_Text">[Tue Nov 12 16:39:47 2019] <text:span text:style-name="T4">127.0.0.1:50058 [200]: /js/jquery.js</text:span></text:p>
      <text:p text:style-name="Preformatted_20_Text">[Tue Nov 12 16:39:47 2019] <text:span text:style-name="T4">127.0.0.1:50064 [200]: /js/masonry.pkgd.min.js</text:span></text:p>
      <text:p text:style-name="Preformatted_20_Text">[Tue Nov 12 16:39:47 2019] <text:span text:style-name="T4">127.0.0.1:50066 [200]: /js/jquery.collapsible.min.js</text:span></text:p>
      <text:p text:style-name="Preformatted_20_Text">[Tue Nov 12 16:39:47 2019] <text:span text:style-name="T4">127.0.0.1:50068 [200]: /js/custom.js</text:span></text:p>
      <text:p text:style-name="Preformatted_20_Text">[Tue Nov 12 16:39:47 2019] <text:span text:style-name="T4">127.0.0.1:50070 [200]: /images/logo-new.png</text:span></text:p>
      <text:p text:style-name="Preformatted_20_Text">[Tue Nov 12 16:39:47 2019] <text:span text:style-name="T4">127.0.0.1:50072 [200]: /images/courses-header.jpg</text:span></text:p>
      <text:p text:style-name="Preformatted_20_Text">[Tue Nov 12 16:39:48 2019] <text:span text:style-name="T4">127.0.0.1:50074 [200]: /courses.php</text:span></text:p>
      <text:p text:style-name="Preformatted_20_Text">[Tue Nov 12 16:39:48 2019] <text:span text:style-name="T4">127.0.0.1:50088 [200]: /css/bootstrap.min.css</text:span></text:p>
      <text:p text:style-name="Preformatted_20_Text">[Tue Nov 12 16:39:48 2019] <text:span text:style-name="T4">127.0.0.1:50090 [200]: /js/jquery.js</text:span></text:p>
      <text:p text:style-name="Preformatted_20_Text">[Tue Nov 12 16:39:48 2019] <text:span text:style-name="T4">127.0.0.1:50092 [200]: /js/swiper.min.js</text:span></text:p>
      <text:p text:style-name="Preformatted_20_Text">[Tue Nov 12 16:39:48 2019] <text:span text:style-name="T4">127.0.0.1:50094 [200]: /js/masonry.pkgd.min.js</text:span></text:p>
      <text:p text:style-name="Preformatted_20_Text">[Tue Nov 12 16:39:48 2019] <text:span text:style-name="T4">127.0.0.1:50096 [200]: /js/custom.js</text:span></text:p>
      <text:p text:style-name="Preformatted_20_Text">[Tue Nov 12 16:39:48 2019] <text:span text:style-name="T4">127.0.0.1:50098 [200]: /js/jquery.collapsible.min.js</text:span></text:p>
      <text:p text:style-name="Preformatted_20_Text">[Tue Nov 12 16:39:48 2019] <text:span text:style-name="T4">127.0.0.1:50100 [200]: /css/font-awesome.min.css</text:span></text:p>
      <text:p text:style-name="Preformatted_20_Text">[Tue Nov 12 16:39:48 2019] <text:span text:style-name="T4">127.0.0.1:50102 [200]: /css/swiper.min.css</text:span></text:p>
      <text:p text:style-name="Preformatted_20_Text">[Tue Nov 12 16:39:48 2019] <text:span text:style-name="T4">127.0.0.1:50106 [200]: /css/themify-icons.css</text:span></text:p>
      <text:p text:style-name="Preformatted_20_Text">[Tue Nov 12 16:39:48 2019] <text:span text:style-name="T4">127.0.0.1:50104 [200]: /css/elegant-fonts.css</text:span></text:p>
      <text:p text:style-name="Preformatted_20_Text">[Tue Nov 12 16:39:48 2019] <text:span text:style-name="T4">127.0.0.1:50108 [200]: /css/style.css</text:span></text:p>
      <text:p text:style-name="Preformatted_20_Text">[Tue Nov 12 16:39:48 2019] <text:span text:style-name="T4">127.0.0.1:50110 [200]: /images/logo-new.png</text:span></text:p>
      <text:p text:style-name="Preformatted_20_Text">[Tue Nov 12 16:39:48 2019] <text:span text:style-name="T4">127.0.0.1:50112 [200]: /images/1.jpg</text:span></text:p>
      <text:p text:style-name="Preformatted_20_Text">[Tue Nov 12 16:39:48 2019] <text:span text:style-name="T4">127.0.0.1:50114 [200]: /images/2.jpg</text:span></text:p>
      <text:p text:style-name="Preformatted_20_Text">[Tue Nov 12 16:39:48 2019] <text:span text:style-name="T4">127.0.0.1:50116 [200]: /images/3.jpg</text:span></text:p>
      <text:p text:style-name="Preformatted_20_Text">[Tue Nov 12 16:39:48 2019] <text:span text:style-name="T4">127.0.0.1:50118 [200]: /images/4.jpg</text:span></text:p>
      <text:p text:style-name="Preformatted_20_Text"><text:soft-page-break/>[Tue Nov 12 16:39:48 2019] <text:span text:style-name="T4">127.0.0.1:50120 [200]: /images/5.jpg</text:span></text:p>
      <text:p text:style-name="Preformatted_20_Text">[Tue Nov 12 16:39:48 2019] <text:span text:style-name="T4">127.0.0.1:50122 [200]: /images/6.jpg</text:span></text:p>
      <text:p text:style-name="Preformatted_20_Text">[Tue Nov 12 16:39:48 2019] <text:span text:style-name="T4">127.0.0.1:50124 [200]: /images/courses-header.jpg</text:span></text:p>
      <text:p text:style-name="Preformatted_20_Text">[Tue Nov 12 16:39:56 2019] <text:span text:style-name="T4">127.0.0.1:50148 [200]: /python-cont.php</text:span></text:p>
      <text:p text:style-name="Preformatted_20_Text">[Tue Nov 12 16:39:56 2019] <text:span text:style-name="T4">127.0.0.1:50152 [200]: /css/bootstrap.min.css</text:span></text:p>
      <text:p text:style-name="Preformatted_20_Text">[Tue Nov 12 16:39:56 2019] <text:span text:style-name="T4">127.0.0.1:50154 [200]: /css/font-awesome.min.css</text:span></text:p>
      <text:p text:style-name="Preformatted_20_Text">[Tue Nov 12 16:39:56 2019] <text:span text:style-name="T4">127.0.0.1:50156 [200]: /css/elegant-fonts.css</text:span></text:p>
      <text:p text:style-name="Preformatted_20_Text">[Tue Nov 12 16:39:56 2019] <text:span text:style-name="T4">127.0.0.1:50158 [200]: /css/themify-icons.css</text:span></text:p>
      <text:p text:style-name="Preformatted_20_Text">[Tue Nov 12 16:39:56 2019] <text:span text:style-name="T4">127.0.0.1:50160 [200]: /css/swiper.min.css</text:span></text:p>
      <text:p text:style-name="Preformatted_20_Text">[Tue Nov 12 16:39:56 2019] <text:span text:style-name="T4">127.0.0.1:50162 [200]: /css/style.css</text:span></text:p>
      <text:p text:style-name="Preformatted_20_Text">[Tue Nov 12 16:39:56 2019] <text:span text:style-name="T4">127.0.0.1:50164 [200]: /js/jquery.js</text:span></text:p>
      <text:p text:style-name="Preformatted_20_Text">[Tue Nov 12 16:39:56 2019] <text:span text:style-name="T4">127.0.0.1:50166 [200]: /js/swiper.min.js</text:span></text:p>
      <text:p text:style-name="Preformatted_20_Text">[Tue Nov 12 16:39:56 2019] <text:span text:style-name="T4">127.0.0.1:50168 [200]: /js/masonry.pkgd.min.js</text:span></text:p>
      <text:p text:style-name="Preformatted_20_Text">[Tue Nov 12 16:39:56 2019] <text:span text:style-name="T4">127.0.0.1:50170 [200]: /images/logo-new.png</text:span></text:p>
      <text:p text:style-name="Preformatted_20_Text">[Tue Nov 12 16:39:56 2019] <text:span text:style-name="T4">127.0.0.1:50172 [200]: /js/jquery.collapsible.min.js</text:span></text:p>
      <text:p text:style-name="Preformatted_20_Text">[Tue Nov 12 16:39:56 2019] <text:span text:style-name="T4">127.0.0.1:50174 [200]: /js/custom.js</text:span></text:p>
      <text:p text:style-name="Preformatted_20_Text">[Tue Nov 12 16:39:56 2019] <text:span text:style-name="T4">127.0.0.1:50178 [200]: /images/2.jpg</text:span></text:p>
      <text:p text:style-name="Preformatted_20_Text">[Tue Nov 12 16:39:56 2019] <text:span text:style-name="T4">127.0.0.1:50176 [200]: /images/3.jpg</text:span></text:p>
      <text:p text:style-name="P4">[Tue Nov 12 16:39:56 2019] <text:span text:style-name="T4">127.0.0.1:50180 [200]: /images/courses-header.jpg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6:40:37.892464016</meta:creation-date>
    <dc:date>2019-11-12T17:00:02.988898082</dc:date>
    <meta:editing-duration>PT19M2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123" meta:word-count="954" meta:character-count="8492" meta:non-whitespace-character-count="7659"/>
  </office:meta>
</office:document-meta>
</file>